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Encoder.encode( Publisher &lt; ? extends ByteBuffer &gt; inputStream , DataBufferFactory bufferFactory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BufferEncoder.ByteBuffer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Encoder.canEncode( ResolvableType elementType ,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BufferEncoder.encodeValue( ByteBuffer byteBuffer , DataBufferFactory bufferFactory , ResolvableType value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